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5" style:family="graphic" style:parent-style-name="measure" style:list-style-name="L1">
      <style:graphic-properties svg:stroke-width="0.01cm" draw:marker-start-width="0.215cm" draw:marker-end-width="0.215cm" draw:textarea-vertical-align="middle" draw:line-distance="1.74cm" draw:placing="below"/>
    </style:style>
    <style:style style:name="gr6" style:family="graphic" style:parent-style-name="measure" style:list-style-name="L1">
      <style:graphic-properties svg:stroke-width="0.01cm" draw:marker-start-width="0.215cm" draw:marker-end-width="0.215cm" draw:textarea-vertical-align="middle" draw:line-distance="2.084cm" draw:placing="below"/>
    </style:style>
    <style:style style:name="gr7" style:family="graphic" style:parent-style-name="measure" style:list-style-name="L1">
      <style:graphic-properties svg:stroke-width="0.01cm" draw:marker-start-width="0.215cm" draw:marker-end-width="0.215cm" draw:textarea-vertical-align="middle" draw:line-distance="0.846cm" draw:placing="above"/>
    </style:style>
    <style:style style:name="gr8" style:family="graphic" style:parent-style-name="measure" style:list-style-name="L1">
      <style:graphic-properties svg:stroke-width="0.01cm" draw:marker-start-width="0.215cm" draw:marker-end-width="0.215cm" draw:textarea-vertical-align="middle" draw:line-distance="0.81cm" draw:placing="below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837cm"/>
    </style:style>
    <style:style style:name="gr10" style:family="graphic" style:parent-style-name="standard">
      <style:graphic-properties draw:fill="solid" draw:fill-color="#ffff99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sub 58%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per 58%"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super 58%" fo:font-size="15pt" style:font-size-asian="15pt" style:font-size-complex="15pt"/>
    </style:style>
    <style:style style:name="T8" style:family="text">
      <style:text-properties fo:font-family="'Liberation Serif'" style:font-style-name="Regular" style:font-family-generic="roman" fo:font-size="15pt" style:font-family-asian="'Liberation Serif'" style:font-style-name-asian="Regular" style:font-family-generic-asian="roman" style:font-size-asian="15pt" style:font-family-complex="'Liberation Serif'" style:font-style-name-complex="Regular" style:font-family-generic-complex="roman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14.993cm" svg:height="10.022cm" svg:x="6.022cm" svg:y="5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6.103cm" svg:y1="7.108cm" svg:x2="10.031cm" svg:y2="7.108cm">
              <text:p/>
            </draw:line>
            <draw:line draw:style-name="gr2" draw:text-style-name="P1" draw:layer="layout" svg:x1="6.103cm" svg:y1="9.032cm" svg:x2="10.028cm" svg:y2="9.033cm">
              <text:p/>
            </draw:line>
            <draw:line draw:style-name="gr2" draw:text-style-name="P1" draw:layer="layout" svg:x1="10.004cm" svg:y1="13.094cm" svg:x2="5.995cm" svg:y2="13.094cm">
              <text:p/>
            </draw:line>
            <draw:line draw:style-name="gr2" draw:text-style-name="P1" draw:layer="layout" svg:x1="8.026cm" svg:y1="5.103cm" svg:x2="8.029cm" svg:y2="9.09cm">
              <text:p/>
            </draw:line>
            <draw:line draw:style-name="gr2" draw:text-style-name="P1" draw:layer="layout" svg:x1="10.031cm" svg:y1="5.05cm" svg:x2="10.031cm" svg:y2="9.059cm">
              <text:p/>
            </draw:line>
            <draw:line draw:style-name="gr2" draw:text-style-name="P1" draw:layer="layout" svg:x1="19.037cm" svg:y1="5.131cm" svg:x2="19.051cm" svg:y2="9.033cm">
              <text:p/>
            </draw:line>
            <draw:line draw:style-name="gr3" draw:text-style-name="P1" draw:layer="layout" svg:x1="8.029cm" svg:y1="9.052cm" svg:x2="8.048cm" svg:y2="13.087cm">
              <text:p/>
            </draw:line>
            <draw:line draw:style-name="gr3" draw:text-style-name="P1" draw:layer="layout" svg:x1="10.028cm" svg:y1="9.014cm" svg:x2="10.047cm" svg:y2="13.106cm">
              <text:p/>
            </draw:line>
            <draw:line draw:style-name="gr2" draw:text-style-name="P1" draw:layer="layout" svg:x1="8.048cm" svg:y1="13.087cm" svg:x2="8.048cm" svg:y2="15.029cm">
              <text:p/>
            </draw:line>
            <draw:line draw:style-name="gr2" draw:text-style-name="P1" draw:layer="layout" svg:x1="10.047cm" svg:y1="13.068cm" svg:x2="10.047cm" svg:y2="15.067cm">
              <text:p/>
            </draw:line>
            <draw:line draw:style-name="gr3" draw:text-style-name="P1" draw:layer="layout" svg:x1="10.028cm" svg:y1="7.111cm" svg:x2="19.051cm" svg:y2="7.13cm">
              <text:p/>
            </draw:line>
            <draw:line draw:style-name="gr3" draw:text-style-name="P1" draw:layer="layout" svg:x1="10.047cm" svg:y1="9.033cm" svg:x2="19.07cm" svg:y2="9.014cm">
              <text:p/>
            </draw:line>
            <draw:line draw:style-name="gr3" draw:text-style-name="P1" draw:layer="layout" svg:x1="10.028cm" svg:y1="13.087cm" svg:x2="19.051cm" svg:y2="13.087cm">
              <text:p/>
            </draw:line>
            <draw:line draw:style-name="gr2" draw:text-style-name="P1" draw:layer="layout" svg:x1="19.032cm" svg:y1="7.13cm" svg:x2="21.011cm" svg:y2="7.13cm">
              <text:p/>
            </draw:line>
            <draw:line draw:style-name="gr2" draw:text-style-name="P1" draw:layer="layout" svg:x1="19.051cm" svg:y1="9.014cm" svg:x2="21.011cm" svg:y2="9.014cm">
              <text:p/>
            </draw:line>
            <draw:line draw:style-name="gr2" draw:text-style-name="P1" draw:layer="layout" svg:x1="19.051cm" svg:y1="13.087cm" svg:x2="20.992cm" svg:y2="13.068cm">
              <text:p/>
            </draw:line>
            <draw:line draw:style-name="gr3" draw:text-style-name="P1" draw:layer="layout" svg:x1="19.051cm" svg:y1="8.995cm" svg:x2="19.089cm" svg:y2="13.068cm">
              <text:p/>
            </draw:line>
            <draw:line draw:style-name="gr2" draw:text-style-name="P1" draw:layer="layout" svg:x1="19.089cm" svg:y1="13.087cm" svg:x2="19.108cm" svg:y2="15.048cm">
              <text:p/>
            </draw:line>
            <draw:custom-shape draw:style-name="gr4" draw:text-style-name="P1" draw:layer="layout" svg:width="0.324cm" svg:height="0.342cm" svg:x="9.857cm" svg:y="8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5.86cm" svg:y="4.9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7.839cm" svg:y="4.8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9.876cm" svg:y="4.8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5.841cm" svg:y="6.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9.876cm" svg:y="6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7.858cm" svg:y="6.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5.841cm" svg:y="8.8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7.839cm" svg:y="8.8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9.876cm" svg:y="14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7.878cm" svg:y="14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18.88cm" svg:y="6.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18.842cm" svg:y="4.9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5.86cm" svg:y="14.8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20.84cm" svg:y="4.9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18.88cm" svg:y="8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18.975cm" svg:y="12.9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20.84cm" svg:y="8.8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20.821cm" svg:y="6.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9.895cm" svg:y="12.9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7.877cm" svg:y="12.9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5.841cm" svg:y="12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20.84cm" svg:y="12.8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20.821cm" svg:y="14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4cm" svg:height="0.342cm" svg:x="18.956cm" svg:y="14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measure draw:style-name="gr5" draw:text-style-name="P2" draw:layer="measurelines" svg:x1="6.031cm" svg:y1="15.011cm" svg:x2="20.973cm" svg:y2="15.068cm">
              <text:p text:style-name="P2"><text:span text:style-name="T1">a</text:span><text:span text:style-name="T2">2</text:span><text:span text:style-name="T1"><text:measure text:kind="gap"/></text:span></text:p>
            </draw:measure>
            <draw:measure draw:style-name="gr6" draw:text-style-name="P3" draw:layer="measurelines" svg:x1="5.993cm" svg:y1="5.132cm" svg:x2="6.05cm" svg:y2="14.992cm">
              <text:p text:style-name="P3"><text:span text:style-name="T1">a</text:span><text:span text:style-name="T2">1</text:span></text:p>
              <text:p text:style-name="P3"><text:span text:style-name="T3"/></text:p>
            </draw:measure>
            <draw:measure draw:style-name="gr7" draw:text-style-name="P3" draw:layer="measurelines" svg:x1="5.974cm" svg:y1="5.111cm" svg:x2="8.049cm" svg:y2="5.112cm">
              <text:p text:style-name="P3"><text:span text:style-name="T1">h</text:span><text:span text:style-name="T2">2</text:span><text:span text:style-name="T1"><text:measure text:kind="gap"/></text:span></text:p>
            </draw:measure>
            <draw:measure draw:style-name="gr8" draw:text-style-name="P2" draw:layer="measurelines" svg:x1="6.031cm" svg:y1="5.131cm" svg:x2="6.05cm" svg:y2="7.13cm">
              <text:p text:style-name="P2"><text:span text:style-name="T1">h</text:span><text:span text:style-name="T2">1</text:span></text:p>
            </draw:measure>
            <draw:frame draw:style-name="gr9" draw:text-style-name="P1" draw:layer="layout" svg:width="1.337cm" svg:height="1.155cm" svg:x="8.095cm" svg:y="7.071cm">
              <draw:text-box>
                <text:p text:style-name="P1"><text:span text:style-name="T4">u</text:span><text:span text:style-name="T5">(l)</text:span></text:p>
              </draw:text-box>
            </draw:frame>
            <draw:custom-shape draw:style-name="gr10" draw:text-style-name="P4" draw:layer="layout" svg:width="6.491cm" svg:height="1.562cm" svg:x="11.001cm" svg:y="2.646cm">
              <text:p text:style-name="P1"><text:span text:style-name="T6">В узлах u</text:span><text:span text:style-name="T7">(l)</text:span><text:span text:style-name="T6"> известны </text:span></text:p>
              <text:p text:style-name="P1"><text:span text:style-name="T6">значения функции </text:span><text:span text:style-name="T8">φ</text:span></text:p>
              <draw:enhanced-geometry svg:viewBox="0 0 21600 21600" draw:mirror-horizontal="false" draw:mirror-vertical="false" draw:text-areas="800 800 20800 20800" draw:type="round-rectangular-callout" draw:modifiers="-9492.42144177449 59714.39539347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nux Libertine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Сергеева Е.И.</meta:initial-creator>
    <meta:creation-date>2012-05-14T18:19:38</meta:creation-date>
    <dc:date>2012-05-22T17:53:41</dc:date>
    <dc:creator>lena </dc:creator>
    <meta:editing-duration>PT19M31S</meta:editing-duration>
    <meta:editing-cycles>4</meta:editing-cycles>
    <meta:generator>LibreOffice/3.5$Linux_x86 LibreOffice_project/350m1$Build-2</meta:generator>
    <meta:document-statistic meta:object-count="52"/>
  </office:meta>
</office:document-meta>
</file>